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D0000011FCB51625D951E7F8A.png" manifest:media-type="image/png"/>
  <manifest:file-entry manifest:full-path="Pictures/10000000000003C0000001FC2EEB3E6BA8C3F1F6.png" manifest:media-type="image/png"/>
  <manifest:file-entry manifest:full-path="Pictures/100000010000054E0000022F6BA4AAFD62C64DD5.png" manifest:media-type="image/png"/>
  <manifest:file-entry manifest:full-path="Pictures/10000001000002510000025D6789D434F26E91AB.png" manifest:media-type="image/png"/>
  <manifest:file-entry manifest:full-path="Pictures/10000001000004450000041A3982BFD14A99B6E0.png" manifest:media-type="image/png"/>
  <manifest:file-entry manifest:full-path="Pictures/100000010000041C000001AD9855BAEA63444612.png" manifest:media-type="image/png"/>
  <manifest:file-entry manifest:full-path="Pictures/100000010000048B000003A6CF698D4F9A73A4A2.png" manifest:media-type="image/png"/>
  <manifest:file-entry manifest:full-path="Pictures/10000001000000D9000002DF696B1795ED27380C.png" manifest:media-type="image/png"/>
  <manifest:file-entry manifest:full-path="Pictures/1000000100000351000001939B80B9395CA5B758.png" manifest:media-type="image/png"/>
  <manifest:file-entry manifest:full-path="Pictures/1000000100000370000001BFDA0D58B57EC52667.png" manifest:media-type="image/png"/>
  <manifest:file-entry manifest:full-path="Pictures/100000010000041C000000943942E705282CECAE.png" manifest:media-type="image/png"/>
  <manifest:file-entry manifest:full-path="Pictures/10000001000002DE0000024CFE3A38A7B862CF07.png" manifest:media-type="image/png"/>
  <manifest:file-entry manifest:full-path="Pictures/1000000100000315000001D5620C5B58C40761BE.png" manifest:media-type="image/png"/>
  <manifest:file-entry manifest:full-path="Pictures/10000001000004950000035825F40631B22430A4.png" manifest:media-type="image/png"/>
  <manifest:file-entry manifest:full-path="Pictures/10000001000000D100000150CA79F12DB1ADA0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62cm" fo:min-width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4.58cm"/>
    </style:style>
    <style:style style:name="gr6" style:family="graphic" style:parent-style-name="standard">
      <style:graphic-properties draw:textarea-horizontal-align="justify" draw:textarea-vertical-align="middle" draw:auto-grow-height="false" fo:min-height="0.385cm" fo:min-width="3.945cm"/>
    </style:style>
    <style:style style:name="gr7" style:family="graphic" style:parent-style-name="standard">
      <style:graphic-properties draw:stroke="none" draw:fill="none" draw:auto-grow-height="false" draw:fit-to-size="false" style:shrink-to-fit="true" fo:min-height="0.921cm"/>
      <style:paragraph-properties style:writing-mode="lr-tb"/>
    </style:style>
    <style:style style:name="gr8" style:family="graphic" style:parent-style-name="standard">
      <style:graphic-properties draw:stroke="none" draw:fill="none" draw:auto-grow-height="false" draw:fit-to-size="false" style:shrink-to-fit="true" fo:min-height="1.84cm"/>
      <style:paragraph-properties style:writing-mode="lr-tb"/>
    </style:style>
    <style:style style:name="gr9" style:family="graphic" style:parent-style-name="standard">
      <style:graphic-properties draw:stroke="none" draw:fill="none" fo:min-height="6.069cm"/>
      <style:paragraph-properties style:writing-mode="lr-tb"/>
    </style:style>
    <style:style style:name="gr10" style:family="graphic" style:parent-style-name="standard">
      <style:graphic-properties draw:stroke="none" draw:fill="none" fo:min-height="11.18cm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10.439cm"/>
      <style:paragraph-properties style:writing-mode="lr-tb"/>
    </style:style>
    <style:style style:name="gr12" style:family="graphic" style:parent-style-name="standard">
      <style:graphic-properties draw:stroke="none" draw:fill="none" fo:min-height="12.637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3.98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style:paragraph-properties fo:margin-left="0cm" fo:margin-right="0cm" fo:margin-top="0.42cm" fo:margin-bottom="0.35cm" fo:line-height="100%" fo:text-align="center" fo:text-indent="0cm"/>
    </style:style>
    <style:style style:name="P8" style:family="paragraph">
      <style:paragraph-properties style:writing-mode="lr-tb"/>
      <style:text-properties fo:font-size="20pt" style:font-size-asian="36pt" style:font-size-complex="10pt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top="0.42cm" fo:margin-bottom="0.35cm" fo:text-align="start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margin-left="0.914cm" fo:margin-right="0cm" fo:margin-top="0.178cm" fo:margin-bottom="0.203cm" fo:text-indent="0cm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4" style:family="paragraph">
      <style:text-properties fo:hyphenate="false" loext:hyphenation-no-caps="false"/>
    </style:style>
    <style:style style:name="P15" style:family="paragraph">
      <loext:graphic-properties draw:fill="none"/>
      <style:paragraph-properties style:writing-mode="lr-tb"/>
      <style:text-properties fo:hyphenate="false" loext:hyphenation-no-caps="false"/>
    </style:style>
    <style:style style:name="P16" style:family="paragraph">
      <loext:graphic-properties draw:fill="none"/>
      <style:text-properties fo:font-size="14pt" style:font-size-asian="14pt" style:font-size-complex="14pt"/>
    </style:style>
    <style:style style:name="P17" style:family="paragraph">
      <loext:graphic-properties draw:fill-color="#ffffff"/>
    </style:style>
    <style:style style:name="P18" style:family="paragraph">
      <style:paragraph-properties fo:margin-top="0.5cm" fo:margin-bottom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 style:font-size-asian="36pt" style:font-size-complex="10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21pt" style:font-size-asian="21pt" style:font-size-complex="21pt"/>
    </style:style>
    <style:style style:name="T8" style:family="text">
      <style:text-properties fo:font-size="21pt" style:text-underline-style="solid" style:text-underline-width="auto" style:text-underline-color="font-color" style:font-size-asian="21pt" style:font-size-complex="21pt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WM1001 API 개발</text:p>
          </draw:text-box>
        </draw:frame>
        <draw:frame presentation:style-name="pr2" draw:text-style-name="P2" draw:layer="layout" svg:width="25.199cm" svg:height="9.134cm" svg:x="1.4cm" svg:y="3.81cm" presentation:class="subtitle" presentation:user-transformed="true">
          <draw:text-box>
            <text:p>2025.4</text:p>
            <text:p>한국생산기술연구원 신진옥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WM1001 내부 구성</text:p>
          </draw:text-box>
        </draw:frame>
        <draw:frame draw:style-name="gr2" draw:text-style-name="P3" draw:layer="layout" svg:width="20.954cm" svg:height="11.088cm" svg:x="3.175cm" svg:y="3.81cm">
          <draw:image xlink:href="Pictures/10000000000003C0000001FC2EEB3E6BA8C3F1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989cm" svg:x="1.4cm" svg:y="-0.052cm" presentation:class="title" presentation:user-transformed="true">
          <draw:text-box>
            <text:p><text:span text:style-name="T1">SE</text:span><text:span text:style-name="T1">G</text:span><text:span text:style-name="T1">GE</text:span><text:span text:style-name="T1">R's </text:span><text:span text:style-name="T1">E</text:span><text:span text:style-name="T1">mb</text:span><text:span text:style-name="T1">ed</text:span><text:span text:style-name="T1">de</text:span><text:span text:style-name="T1">d </text:span><text:span text:style-name="T1">St</text:span><text:span text:style-name="T1">udi</text:span><text:span text:style-name="T1">o </text:span><text:span text:style-name="T1">&amp; </text:span><text:span text:style-name="T1"><text:line-break/></text:span>dwm1001-examples빌드 설정</text:p>
          </draw:text-box>
        </draw:frame>
        <draw:frame draw:style-name="gr3" draw:text-style-name="P4" draw:layer="layout" svg:width="25.4cm" svg:height="9.112cm" svg:x="0.635cm" svg:y="4.445cm">
          <draw:text-box>
            <text:p>1. Git clone <text:a xlink:href="https://github.com/Decawave/dwm1001-examples.git" xlink:type="simple">https://github.com/Decawave/dwm1001-examples.git</text:a></text:p>
            <text:p/>
            <text:p>2. SES로 ss_twr_ini솔루션파일 오픈</text:p>
            <text:p/>
            <text:p>3. 프로젝트 선택후 메뉴 progect→ code→ Library → Library I/O → RTT 선택</text:p>
            <text:p/>
            <text:p>4. 메뉴 – Tools→ Package Manager → CMSIS 관련 Package 설치 , Cortex-M Library Package 설치</text:p>
            <text:p/>
            <text:p>5. main.c 안에 #include “uart.h”→ “UART.h” 변경 후 빌드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3.219cm" svg:height="12.699cm" svg:x="0.635cm" svg:y="1.271cm">
          <draw:image xlink:href="Pictures/10000001000004450000041A3982BFD14A99B6E0.png" xlink:type="simple" xlink:show="embed" xlink:actuate="onLoad" draw:mime-type="image/png">
            <text:p/>
          </draw:image>
        </draw:frame>
        <draw:custom-shape draw:style-name="gr4" draw:text-style-name="P5" draw:layer="layout" svg:width="0.635cm" svg:height="0.635cm" svg:x="10.795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3.51cm" svg:height="10.85cm" svg:x="13.854cm" svg:y="2.105cm">
          <draw:image xlink:href="Pictures/100000010000048B000003A6CF698D4F9A73A4A2.png" xlink:type="simple" xlink:show="embed" xlink:actuate="onLoad" draw:mime-type="image/png">
            <text:p/>
          </draw:image>
        </draw:frame>
        <draw:custom-shape draw:style-name="gr5" draw:text-style-name="P5" draw:layer="layout" svg:width="5.08cm" svg:height="1.905cm" svg:x="21.59cm" svg:y="5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45cm" svg:height="0.635cm" svg:x="22.225cm" svg:y="8.255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3.335cm" svg:height="1.171cm" svg:x="0.635cm" svg:y="14.069cm">
          <draw:text-box>
            <text:p>3. 프로젝트 선택후 메뉴 progect→ code→ Library → Library I/O → RTT 선택</text:p>
          </draw:text-box>
        </draw:frame>
        <draw:frame draw:style-name="gr8" draw:text-style-name="P6" draw:layer="layout" svg:width="9.525cm" svg:height="2.09cm" svg:x="17.145cm" svg:y="13.335cm">
          <draw:text-box>
            <text:p>4. 메뉴 – Tools→ Package Manager → CMSIS 관련 Package 설치 , Cortex-M Library Package 설치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s_twr_init </text:p>
          </draw:text-box>
        </draw:frame>
        <draw:frame presentation:style-name="pr5" draw:text-style-name="P1" draw:layer="layout" svg:width="24.635cm" svg:height="9.134cm" svg:x="1.4cm" svg:y="3.685cm" presentation:class="outline" presentation:user-transformed="true">
          <draw:text-box>
            <text:list text:style-name="L2">
              <text:list-item>
                <text:p>static dwt_config_t config = {</text:p>
              </text:list-item>
              <text:list-item>
                <text:p><text:s text:c="4"/>5, <text:s text:c="15"/>/* Channel number. */</text:p>
              </text:list-item>
              <text:list-item>
                <text:p><text:s text:c="4"/>DWT_PRF_64M, <text:s text:c="5"/>/* Pulse repetition frequency. */</text:p>
              </text:list-item>
              <text:list-item>
                <text:p><text:s text:c="4"/>DWT_PLEN_128, <text:s text:c="4"/>/* Preamble length. Used in TX only. */ 심볼 수 </text:p>
              </text:list-item>
              <text:list-item>
                <text:p><text:s text:c="4"/>DWT_PAC8, <text:s text:c="8"/>/* Preamble acquisition chunk size. Used in RX only. */</text:p>
              </text:list-item>
              <text:list-item>
                <text:p><text:s text:c="4"/>10, <text:s text:c="14"/>/* TX preamble code. Used in TX only. */</text:p>
              </text:list-item>
              <text:list-item>
                <text:p><text:s text:c="4"/>10, <text:s text:c="14"/>/* RX preamble code. Used in RX only. */</text:p>
              </text:list-item>
              <text:list-item>
                <text:p><text:s text:c="4"/>0, <text:s text:c="15"/>/* 0 to use standard SFD, 1 to use non-standard SFD. */</text:p>
              </text:list-item>
              <text:list-item>
                <text:p><text:s text:c="4"/>DWT_BR_6M8, <text:s text:c="6"/>/* Data rate. */</text:p>
              </text:list-item>
              <text:list-item>
                <text:p><text:s text:c="4"/>DWT_PHRMODE_STD, <text:s/>/* PHY header mode. */</text:p>
              </text:list-item>
              <text:list-item>
                <text:p><text:s text:c="4"/>(129 + 8 - 8) <text:s text:c="4"/>/* SFD timeout (preamble length + 1 + SFD length - PAC size). Used in RX only. */</text:p>
              </text:list-item>
              <text:list-item>
                <text:p>};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27cm" svg:y="0.635cm" presentation:class="title" presentation:user-transformed="true">
          <draw:text-box>
            <text:p text:style-name="P7"><text:span text:style-name="T2">⚖️ </text:span><text:span text:style-name="T2">프</text:span><text:span text:style-name="T2">리</text:span><text:span text:style-name="T2">앰</text:span><text:span text:style-name="T2">블 </text:span><text:span text:style-name="T2">길</text:span><text:span text:style-name="T2">이 </text:span><text:span text:style-name="T2">선</text:span><text:span text:style-name="T2">택 </text:span><text:span text:style-name="T2">가</text:span><text:span text:style-name="T2">이</text:span><text:span text:style-name="T2">드</text:span></text:p>
          </draw:text-box>
        </draw:frame>
        <draw:frame draw:style-name="gr2" draw:text-style-name="P3" draw:layer="layout" svg:width="13.378cm" svg:height="6.35cm" svg:x="0.592cm" svg:y="3.175cm">
          <draw:image xlink:href="Pictures/1000000100000351000001939B80B9395CA5B758.png" xlink:type="simple" xlink:show="embed" xlink:actuate="onLoad" draw:mime-type="image/png">
            <text:p/>
          </draw:image>
        </draw:frame>
        <draw:frame draw:style-name="gr2" draw:text-style-name="P3" draw:layer="layout" svg:width="12.502cm" svg:height="6.35cm" svg:x="14.803cm" svg:y="3.264cm">
          <draw:image xlink:href="Pictures/1000000100000370000001BFDA0D58B57EC52667.png" xlink:type="simple" xlink:show="embed" xlink:actuate="onLoad" draw:mime-type="image/png">
            <text:p/>
          </draw:image>
        </draw:frame>
        <draw:frame draw:style-name="gr2" draw:text-style-name="P3" draw:layer="layout" svg:width="14.021cm" svg:height="5.715cm" draw:transform="skewX (-0.0270526034059121) translate (0.429cm 9.525cm)">
          <draw:image xlink:href="Pictures/100000010000041C000001AD9855BAEA63444612.png" xlink:type="simple" xlink:show="embed" xlink:actuate="onLoad" draw:mime-type="image/png">
            <text:p/>
          </draw:image>
        </draw:frame>
        <draw:frame draw:style-name="gr9" draw:text-style-name="P11" draw:layer="layout" svg:width="12.7cm" svg:height="6.319cm" svg:x="14.605cm" svg:y="9.763cm">
          <draw:text-box>
            <text:p text:style-name="P9"><text:span text:style-name="T3">1. 64 MHz </text:span><text:span text:style-name="T3">PRF</text:span><text:span text:style-name="T3">일 경</text:span><text:span text:style-name="T3">우</text:span><text:span text:style-name="T3">:</text:span></text:p>
            <text:p text:style-name="P10"><text:span text:style-name="T4">각 심볼의 </text:span><text:span text:style-name="T4">시간은 </text:span><text:span text:style-name="T4">508</text:span><text:span text:style-name="T4">칩이고</text:span><text:span text:style-name="T4">, </text:span><text:span text:style-name="T4">각 </text:span><text:span text:style-name="T4">칩의 시간은 </text:span><text:span text:style-name="T4">2.003 </text:span><text:span text:style-name="T4">나노초</text:span><text:span text:style-name="T4">.</text:span></text:p>
            <text:p text:style-name="P10"><text:span text:style-name="T4">따라서 </text:span><text:span text:style-name="T4">64</text:span><text:span text:style-name="T4">개의 </text:span><text:span text:style-name="T4">심볼에 걸친 총 </text:span><text:span text:style-name="T4">시간은</text:span><text:span text:style-name="T4">:</text:span></text:p>
            <text:p text:style-name="P10"><text:span text:style-name="T4">총 시간</text:span><text:span text:style-name="T4">=</text:span><text:span text:style-name="T4">심볼 </text:span><text:span text:style-name="T4">수</text:span><text:span text:style-name="T4">×</text:span><text:span text:style-name="T4">심볼당 칩 </text:span><text:span text:style-name="T4">수</text:span><text:span text:style-name="T4">×</text:span><text:span text:style-name="T4">칩 시간</text:span></text:p>
            <text:p text:style-name="P10"><text:span text:style-name="T4">총 시간</text:span><text:span text:style-name="T4">=64×508×2.00</text:span><text:span text:style-name="T4">3 ns= </text:span><text:span text:style-name="T4">65.122us</text:span></text:p>
            <text:p text:style-name="P10"><text:span text:style-name="T4">128</text:span><text:span text:style-name="T4">이면 </text:span><text:span text:style-name="T4">130.244us</text:span></text:p>
            <text:p text:style-name="P10"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거리계산(ss_twr_init)</text:p>
          </draw:text-box>
        </draw:frame>
        <draw:frame presentation:style-name="pr5" draw:text-style-name="P1" draw:layer="layout" svg:width="25.199cm" svg:height="9.134cm" svg:x="1.471cm" svg:y="4.836cm" presentation:class="outline" presentation:user-transformed="true">
          <draw:text-box>
            <text:list text:style-name="L2">
              <text:list-item>
                <text:p>HERTZ_TO_PPM_MULTIPLIER_CHAN_5 <text:s text:c="4"/>(-1.0e6/6489.6e6)</text:p>
              </text:list-item>
              <text:list-item>
                <text:p>채널 5에서의 Hz → ppm 변환 계수</text:p>
              </text:list-item>
              <text:list-item>
                <text:p>DW1000 채널 5의 중심 주파수는 6489.6 MHz = 6.4896 GHz</text:p>
              </text:list-item>
              <text:list-item>
                <text:p>1 Hz 오차 → (1 / 6489600000) × 1,000,000 = 약 0.154 ppm</text:p>
              </text:list-item>
              <text:list-item>
                <text:p>HERTZ_TO_PPM_MULTIPLIER_CHAN_5 = 1e6 / 6489.6e6 ≈ 0.1541 (ppm/Hz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오버플로우 보정 루틴</text:p>
          </draw:text-box>
        </draw:frame>
        <draw:frame draw:style-name="gr10" draw:text-style-name="P13" draw:layer="layout" svg:width="24.765cm" svg:height="11.43cm" svg:x="1.27cm" svg:y="3.81cm">
          <draw:text-box>
            <text:p text:style-name="P9"><text:span text:style-name="T4">해상도</text:span><text:span text:style-name="T4">: </text:span><text:span text:style-name="T4">약 </text:span><text:span text:style-name="T4">15.65ps / tick</text:span></text:p>
            <text:p text:style-name="P9"><text:span text:style-name="T4">비트 수</text:span><text:span text:style-name="T4">: 40</text:span><text:span text:style-name="T4">비트 </text:span><text:span text:style-name="T4">(5</text:span><text:span text:style-name="T4">바이</text:span><text:span text:style-name="T4">트</text:span><text:span text:style-name="T4">)</text:span></text:p>
            <text:p text:style-name="P9"><text:span text:style-name="T4">최대 시간</text:span><text:span text:style-name="T4">: </text:span><text:span text:style-name="T4">약 </text:span><text:span text:style-name="T4">17.2</text:span><text:span text:style-name="T4">초</text:span></text:p>
            <text:p text:style-name="P9"><text:span text:style-name="T4">roll-over </text:span><text:span text:style-name="T4">해결법</text:span><text:span text:style-name="T4">: </text:span><text:span text:style-name="T4">마스크 </text:span><text:span text:style-name="T4">+ </text:span><text:span text:style-name="T4">보정 루틴 </text:span><text:span text:style-name="T4">필요</text:span></text:p>
            <text:p text:style-name="P9"><text:span text:style-name="T4"/></text:p>
            <text:p text:style-name="P12"><text:span text:style-name="T5">#define </text:span><text:span text:style-name="T5">DW_TIM</text:span><text:span text:style-name="T5">ESTAM</text:span><text:span text:style-name="T5">P_MAS</text:span><text:span text:style-name="T5">K <text:s/></text:span><text:span text:style-name="T5">0xFFFF</text:span><text:span text:style-name="T5">FFFFFF</text:span><text:span text:style-name="T5">ULL <text:s/>// </text:span><text:span text:style-name="T5">40</text:span><text:span text:style-name="T5">비트 </text:span><text:span text:style-name="T5">마스크</text:span></text:p>
            <text:p text:style-name="P12"><text:span text:style-name="T5">// </text:span><text:span text:style-name="T5">Timesta</text:span><text:span text:style-name="T5">mp </text:span><text:span text:style-name="T5">차이 </text:span><text:span text:style-name="T5">계산 </text:span><text:span text:style-name="T5">(roll-</text:span><text:span text:style-name="T5">over </text:span><text:span text:style-name="T5">보정 포</text:span><text:span text:style-name="T5">함</text:span><text:span text:style-name="T5">)</text:span></text:p>
            <text:p text:style-name="P12"><text:span text:style-name="T5">uint64_t </text:span><text:span text:style-name="T5">dw_time</text:span><text:span text:style-name="T5">stamp_d</text:span><text:span text:style-name="T5">iff(uint6</text:span><text:span text:style-name="T5">4_t </text:span><text:span text:style-name="T5">newer, </text:span><text:span text:style-name="T5">uint64_t </text:span><text:span text:style-name="T5">older) {</text:span></text:p>
            <text:p text:style-name="P12"><text:span text:style-name="T5"><text:s text:c="4"/></text:span><text:span text:style-name="T5">if </text:span><text:span text:style-name="T5">(newer </text:span><text:span text:style-name="T5">&gt;= </text:span><text:span text:style-name="T5">older) {</text:span></text:p>
            <text:p text:style-name="P12"><text:span text:style-name="T5"><text:s text:c="8"/></text:span><text:span text:style-name="T5">return </text:span><text:span text:style-name="T5">newer - </text:span><text:span text:style-name="T5">older;</text:span></text:p>
            <text:p text:style-name="P12"><text:span text:style-name="T5"><text:s text:c="4"/></text:span><text:span text:style-name="T5">} else </text:span><text:span text:style-name="T5">{</text:span></text:p>
            <text:p text:style-name="P12"><text:span text:style-name="T5"><text:s text:c="8"/></text:span><text:span text:style-name="T5">// </text:span><text:span text:style-name="T5">roll-over </text:span><text:span text:style-name="T5">발생한 </text:span><text:span text:style-name="T5">경우</text:span></text:p>
            <text:p text:style-name="P12"><text:span text:style-name="T5"><text:s text:c="8"/></text:span><text:span text:style-name="T5">return </text:span><text:span text:style-name="T5">(newer + </text:span><text:span text:style-name="T5">(1ULL </text:span><text:span text:style-name="T5">&lt;&lt; 40)) - </text:span><text:span text:style-name="T5">older;</text:span></text:p>
            <text:p text:style-name="P12"><text:span text:style-name="T5"><text:s text:c="4"/></text:span><text:span text:style-name="T5">}</text:span></text:p>
            <text:p text:style-name="P12"><text:span text:style-name="T5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x power </text:p>
          </draw:text-box>
        </draw:frame>
        <draw:frame presentation:style-name="pr5" draw:text-style-name="P1" draw:layer="layout" svg:width="25.964cm" svg:height="8.15cm" svg:x="0.635cm" svg:y="7.09cm" presentation:class="outline" presentation:placeholder="true" presentation:user-transformed="true">
          <draw:text-box/>
        </draw:frame>
        <draw:frame draw:style-name="gr2" draw:text-style-name="P3" draw:layer="layout" svg:width="27.833cm" svg:height="3.915cm" svg:x="0cm" svg:y="3.175cm">
          <draw:image xlink:href="Pictures/100000010000041C000000943942E705282CEC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19.419cm" svg:height="15.557cm" svg:x="1.27cm" svg:y="0cm">
          <draw:image xlink:href="Pictures/10000001000002DE0000024CFE3A38A7B862CF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1.582cm" svg:height="15.749cm" svg:x="3.81cm" svg:y="0cm">
          <draw:image xlink:href="Pictures/10000001000004950000035825F40631B22430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4.648cm" svg:height="15.749cm" svg:x="0.635cm" svg:y="0.126cm">
          <draw:image xlink:href="Pictures/10000001000000D9000002DF696B1795ED27380C.png" xlink:type="simple" xlink:show="embed" xlink:actuate="onLoad" draw:mime-type="image/png">
            <text:p/>
          </draw:image>
        </draw:frame>
        <draw:frame draw:style-name="gr2" draw:text-style-name="P3" draw:layer="layout" svg:width="4.744cm" svg:height="7.627cm" svg:x="5.08cm" svg:y="0.628cm">
          <draw:image xlink:href="Pictures/10000001000000D100000150CA79F12DB1ADA057.png" xlink:type="simple" xlink:show="embed" xlink:actuate="onLoad" draw:mime-type="image/png">
            <text:p/>
          </draw:image>
        </draw:frame>
        <draw:frame draw:style-name="gr2" draw:text-style-name="P3" draw:layer="layout" svg:width="12.821cm" svg:height="7.621cm" svg:x="6.229cm" svg:y="8.129cm">
          <draw:image xlink:href="Pictures/1000000100000315000001D5620C5B58C40761BE.png" xlink:type="simple" xlink:show="embed" xlink:actuate="onLoad" draw:mime-type="image/png">
            <text:p/>
          </draw:image>
        </draw:frame>
        <draw:frame draw:style-name="gr2" draw:text-style-name="P3" draw:layer="layout" svg:width="22.92cm" svg:height="23.382cm" svg:x="5.08cm" svg:y="0.242cm">
          <draw:image xlink:href="Pictures/10000001000002510000025D6789D434F26E91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11" draw:text-style-name="P15" draw:layer="layout" svg:width="26.035cm" svg:height="10.689cm" svg:x="1.27cm" svg:y="3.916cm">
          <draw:text-box>
            <text:list text:style-name="L1">
              <text:list-item>
                <text:p text:style-name="P14">Ranging accuracy to within 10cm.</text:p>
              </text:list-item>
              <text:list-item>
                <text:p text:style-name="P14">Partron UWB chip antenna on module</text:p>
              </text:list-item>
              <text:list-item>
                <text:p text:style-name="P14">IEEE 802.15.4-2011 UWB compliant</text:p>
              </text:list-item>
              <text:list-item>
                <text:p text:style-name="P14">STM STM32L041G6U6S microcontroller</text:p>
              </text:list-item>
              <text:list-item>
                <text:p text:style-name="P14">o 32kB flash, 8kB SRAM, RTC, AES, SPI and UART</text:p>
              </text:list-item>
              <text:list-item>
                <text:p text:style-name="P14">STM LIS3DH motion sensor, accelerometer</text:p>
              </text:list-item>
              <text:list-item>
                <text:p text:style-name="P14">On board 1.8V DC-DC</text:p>
              </text:list-item>
              <text:list-item>
                <text:p text:style-name="P14">Supply voltage 2.8V to 3.6V DC</text:p>
              </text:list-item>
              <text:list-item>
                <text:p text:style-name="P14">Optimised low power system design</text:p>
              </text:list-item>
              <text:list-item>
                <text:p text:style-name="P14">Size: 31mm x 16.5mm, 1.27mm castellation pitch</text:p>
              </text:list-item>
              <text:list-item>
                <text:p text:style-name="P14">ISED/IC: 23794-DWM1004 CH5 Only</text:p>
              </text:list-item>
              <text:list-item>
                <text:p text:style-name="P14">FCC ID: 2AQ33-DWM1004 CH2 and CH5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2" draw:text-style-name="P3" draw:layer="layout" svg:width="27.999cm" svg:height="11.524cm" svg:x="-0.03cm" svg:y="2.493cm">
          <draw:image xlink:href="Pictures/100000010000054E0000022F6BA4AAFD62C64D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2" draw:text-style-name="P16" draw:layer="layout" svg:width="28.293cm" svg:height="14.72cm" svg:x="-0.293cm" svg:y="0.52cm">
          <draw:text-box>
            <text:p><text:span text:style-name="T6"><text:s/></text:span><text:span text:style-name="T6">2. </text:span><text:span text:style-name="T6">여기서 </text:span><text:span text:style-name="T6">사용되는 </text:span><text:span text:style-name="T6">프레임들은 </text:span><text:span text:style-name="T6">Decawav</text:span><text:span text:style-name="T6">e </text:span><text:span text:style-name="T6">전용 </text:span><text:span text:style-name="T6">거리 측정 </text:span><text:span text:style-name="T6">프레임으</text:span><text:span text:style-name="T6">로</text:span><text:span text:style-name="T6">, IEEE </text:span><text:span text:style-name="T6">802.15.4 </text:span><text:span text:style-name="T6">표준의 </text:span><text:span text:style-name="T6">데이터 </text:span><text:span text:style-name="T6">프레임 </text:span><text:span text:style-name="T6">인코딩을 </text:span><text:span text:style-name="T6">따릅니다</text:span><text:span text:style-name="T6">.</text:span></text:p>
            <text:p><text:span text:style-name="T6">* <text:s text:c="3"/></text:span><text:span text:style-name="T6">사용되는 </text:span><text:span text:style-name="T6">프레임은 </text:span><text:span text:style-name="T6">다음과 </text:span><text:span text:style-name="T6">같습니다</text:span><text:span text:style-name="T6">:</text:span></text:p>
            <text:p><text:span text:style-name="T6">* <text:s text:c="4"/>- </text:span><text:span text:style-name="T6">Initiator(</text:span><text:span text:style-name="T6">시작 장치</text:span><text:span text:style-name="T6">)</text:span><text:span text:style-name="T6">가 </text:span><text:span text:style-name="T6">전송하는 </text:span><text:span text:style-name="T6">poll </text:span><text:span text:style-name="T6">메시지로 </text:span><text:span text:style-name="T6">거리 측정 </text:span><text:span text:style-name="T6">절차를 </text:span><text:span text:style-name="T6">시작합니</text:span><text:span text:style-name="T6">다</text:span><text:span text:style-name="T6">.</text:span></text:p>
            <text:p><text:span text:style-name="T6">* <text:s text:c="4"/>- </text:span><text:span text:style-name="T6">Respond</text:span><text:span text:style-name="T6">er(</text:span><text:span text:style-name="T6">응답 </text:span><text:span text:style-name="T6">장치</text:span><text:span text:style-name="T6">)</text:span><text:span text:style-name="T6">가 </text:span><text:span text:style-name="T6">전송하는 </text:span><text:span text:style-name="T6">response </text:span><text:span text:style-name="T6">메시지로</text:span><text:span text:style-name="T6">, </text:span><text:span text:style-name="T6">initiator</text:span><text:span text:style-name="T6">가 </text:span><text:span text:style-name="T6">왕복 시간</text:span><text:span text:style-name="T6">(Time-of-</text:span><text:span text:style-name="T6">Flight)</text:span><text:span text:style-name="T6">을 </text:span><text:span text:style-name="T6">계산하는 </text:span><text:span text:style-name="T6">데 필요한 </text:span><text:span text:style-name="T6">모든 </text:span><text:span text:style-name="T6">정보를 </text:span><text:span text:style-name="T6">제공합니</text:span><text:span text:style-name="T6">다</text:span><text:span text:style-name="T6">.</text:span></text:p>
            <text:p><text:span text:style-name="T6">*</text:span></text:p>
            <text:p><text:span text:style-name="T6">* <text:s text:c="3"/></text:span><text:span text:style-name="T6">이들 </text:span><text:span text:style-name="T6">프레임의 </text:span><text:span text:style-name="T6">처음 </text:span><text:span text:style-name="T6">10</text:span><text:span text:style-name="T6">바이트는 </text:span><text:span text:style-name="T6">공통된 </text:span><text:span text:style-name="T6">구조를 </text:span><text:span text:style-name="T6">가지며</text:span><text:span text:style-name="T6">, </text:span><text:span text:style-name="T6">다음과 </text:span><text:span text:style-name="T6">같은 </text:span><text:span text:style-name="T6">필드로 </text:span><text:span text:style-name="T6">구성됩니</text:span><text:span text:style-name="T6">다</text:span><text:span text:style-name="T6">:</text:span></text:p>
            <text:p><text:span text:style-name="T6">* <text:s text:c="4"/>- </text:span><text:span text:style-name="T6">바이트 </text:span><text:span text:style-name="T6">0/1: </text:span><text:span text:style-name="T6">프레임 </text:span><text:span text:style-name="T6">제어 필드 </text:span><text:span text:style-name="T6">(`0x8841`</text:span><text:span text:style-name="T6">, </text:span><text:span text:style-name="T6">데이터 </text:span><text:span text:style-name="T6">프레임이며 </text:span><text:span text:style-name="T6">16</text:span><text:span text:style-name="T6">비트 </text:span><text:span text:style-name="T6">주소 </text:span><text:span text:style-name="T6">사용을 </text:span><text:span text:style-name="T6">나타냄</text:span><text:span text:style-name="T6">).</text:span></text:p>
            <text:p><text:span text:style-name="T6">* <text:s text:c="4"/>- </text:span><text:span text:style-name="T6">바이트 </text:span><text:span text:style-name="T6">2: </text:span><text:span text:style-name="T6">시퀀스 </text:span><text:span text:style-name="T6">번호 </text:span><text:span text:style-name="T6">(</text:span><text:span text:style-name="T6">프레임마다 </text:span><text:span text:style-name="T6">증가</text:span><text:span text:style-name="T6">).</text:span></text:p>
            <text:p><text:span text:style-name="T6">* <text:s text:c="4"/>- </text:span><text:span text:style-name="T6">바이트 </text:span><text:span text:style-name="T6">3/4: PAN </text:span><text:span text:style-name="T6">ID </text:span><text:span text:style-name="T6">(`0xDECA</text:span><text:span text:style-name="T6">`).</text:span></text:p>
            <text:p><text:span text:style-name="T6">* <text:s text:c="4"/>- </text:span><text:span text:style-name="T6">바이트 </text:span><text:span text:style-name="T6">5/6: </text:span><text:span text:style-name="T6">목적지 </text:span><text:span text:style-name="T6">주소 </text:span><text:span text:style-name="T6">(NOTE 3 </text:span><text:span text:style-name="T6">참조</text:span><text:span text:style-name="T6">).</text:span></text:p>
            <text:p><text:span text:style-name="T6">* <text:s text:c="4"/>- </text:span><text:span text:style-name="T6">바이트 </text:span><text:span text:style-name="T6">7/8: </text:span><text:span text:style-name="T6">출발지 </text:span><text:span text:style-name="T6">주소 </text:span><text:span text:style-name="T6">(NOTE 3 </text:span><text:span text:style-name="T6">참조</text:span><text:span text:style-name="T6">).</text:span></text:p>
            <text:p><text:span text:style-name="T6">* <text:s text:c="4"/>- </text:span><text:span text:style-name="T6">바이트 </text:span><text:span text:style-name="T6">9: </text:span><text:span text:style-name="T6">기능 코드 </text:span><text:span text:style-name="T6">(</text:span><text:span text:style-name="T6">거리 측정 </text:span><text:span text:style-name="T6">과정 중 </text:span><text:span text:style-name="T6">어떤 </text:span><text:span text:style-name="T6">메시지인지</text:span><text:span text:style-name="T6">를 나타</text:span><text:span text:style-name="T6">냄</text:span><text:span text:style-name="T6">).</text:span></text:p>
            <text:p><text:span text:style-name="T6">*</text:span></text:p>
            <text:p><text:span text:style-name="T6">* <text:s text:c="3"/></text:span><text:span text:style-name="T6">이후 </text:span><text:span text:style-name="T6">바이트는 </text:span><text:span text:style-name="T6">각 메시지 </text:span><text:span text:style-name="T6">유형에 </text:span><text:span text:style-name="T6">따라 </text:span><text:span text:style-name="T6">다릅니다</text:span><text:span text:style-name="T6">:</text:span></text:p>
            <text:p><text:span text:style-name="T6">* <text:s text:c="4"/>- </text:span><text:span text:style-name="T6">**Poll </text:span><text:span text:style-name="T6">메시지</text:span><text:span text:style-name="T6">**: </text:span><text:span text:style-name="T6">이후 </text:span><text:span text:style-name="T6">데이터 </text:span><text:span text:style-name="T6">없음</text:span><text:span text:style-name="T6">.</text:span></text:p>
            <text:p><text:span text:style-name="T6">* <text:s text:c="4"/>- </text:span><text:span text:style-name="T6">**Respon</text:span><text:span text:style-name="T6">se </text:span><text:span text:style-name="T6">메시지</text:span><text:span text:style-name="T6">**:</text:span></text:p>
            <text:p><text:span text:style-name="T6">* <text:s text:c="8"/>- </text:span><text:span text:style-name="T6">바이트 </text:span><text:span text:style-name="T6">10~13: </text:span><text:span text:style-name="T6">poll </text:span><text:span text:style-name="T6">메시지 </text:span><text:span text:style-name="T6">수신 </text:span><text:span text:style-name="T6">타임스탬</text:span><text:span text:style-name="T6">프</text:span><text:span text:style-name="T6">.</text:span></text:p>
            <text:p><text:span text:style-name="T6">* <text:s text:c="8"/>- </text:span><text:span text:style-name="T6">바이트 </text:span><text:span text:style-name="T6">14~17: </text:span><text:span text:style-name="T6">response </text:span><text:span text:style-name="T6">메시지 </text:span><text:span text:style-name="T6">전송 </text:span><text:span text:style-name="T6">타임스탬</text:span><text:span text:style-name="T6">프</text:span><text:span text:style-name="T6">.</text:span></text:p>
            <text:p><text:span text:style-name="T6">*</text:span></text:p>
            <text:p><text:span text:style-name="T6">* <text:s text:c="3"/></text:span><text:span text:style-name="T6">모든 </text:span><text:span text:style-name="T6">메시지의 </text:span><text:span text:style-name="T6">끝에는 </text:span><text:span text:style-name="T6">DW1000</text:span><text:span text:style-name="T6">이 </text:span><text:span text:style-name="T6">자동으로 </text:span><text:span text:style-name="T6">붙이는 </text:span><text:span text:style-name="T6">2</text:span><text:span text:style-name="T6">바이트 </text:span><text:span text:style-name="T6">체크섬이 </text:span><text:span text:style-name="T6">있습니다</text:span><text:span text:style-name="T6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27cm" svg:y="3.566cm" presentation:class="outline" presentation:user-transformed="true">
          <draw:text-box>
            <text:list text:style-name="L2">
              <text:list-item>
                <text:p><text:span text:style-name="T7">resp_tx_time = (poll_rx_ts + (POLL_RX_TO_RESP_TX_DLY_UUS * UUS_TO_DWT_TIME)) &gt;&gt; 8;</text:span></text:p>
              </text:list-item>
              <text:list-item>
                <text:p text:style-name="P18"><text:span text:style-name="T7">#define POLL_RX_TO_RESP_TX_DLY_UUS <text:s/>1100</text:span></text:p>
              </text:list-item>
              <text:list-item>
                <text:p text:style-name="P18"><text:span text:style-name="T7">#define UUS_TO_DWT_TIME 65536, 1dtu = around 15.65 ps</text:span></text:p>
              </text:list-item>
              <text:list-item>
                <text:p text:style-name="P18"><text:span text:style-name="T8">지연 전송 시간은 </text:span><text:span text:style-name="T8">512 DTU </text:span><text:span text:style-name="T8">단위로만 설정 가능하므로 계산된 값의 하위 </text:span><text:span text:style-name="T8">9</text:span><text:span text:style-name="T8">비트를 </text:span><text:span text:style-name="T8">0</text:span><text:span text:style-name="T8">으로 맞춰야 합니다</text:span><text:span text:style-name="T8">.</text:span></text:p>
              </text:list-item>
              <text:list-item>
                <text:p text:style-name="P18"><text:span text:style-name="T7">📘 </text:span><text:span text:style-name="T7">표준 모드 </text:span><text:span text:style-name="T7">(IEEE 802.15.4-2011 UWB PHY </text:span><text:span text:style-name="T7">기준</text:span><text:span text:style-name="T7">)</text:span></text:p>
              </text:list-item>
              <text:list-item>
                <text:p text:style-name="P18"><text:span text:style-name="T7">PHY </text:span><text:span text:style-name="T7">프레임 최대 길이</text:span><text:span text:style-name="T7">: 127 bytes</text:span></text:p>
              </text:list-item>
              <text:list-item>
                <text:p text:style-name="P18"><text:span text:style-name="T7">포함 내용</text:span><text:span text:style-name="T7">:</text:span></text:p>
              </text:list-item>
              <text:list-item>
                <text:p text:style-name="P18"><text:span text:style-name="T7">PHY </text:span><text:span text:style-name="T7">헤더 </text:span><text:span text:style-name="T7">(SHR, PHR)</text:span></text:p>
              </text:list-item>
              <text:list-item>
                <text:p text:style-name="P18"><text:span text:style-name="T7">MAC </text:span><text:span text:style-name="T7">헤더 </text:span><text:span text:style-name="T7">(FCF, Seq, PAN ID, Addr </text:span><text:span text:style-name="T7">등</text:span><text:span text:style-name="T7">)</text:span></text:p>
              </text:list-item>
              <text:list-item>
                <text:p text:style-name="P18"><text:span text:style-name="T7">Payload (</text:span><text:span text:style-name="T7">사용자 데이터</text:span><text:span text:style-name="T7">)</text:span></text:p>
              </text:list-item>
              <text:list-item>
                <text:p text:style-name="P18"><text:span text:style-name="T7">FCS (Frame Check Sequence, 2 bytes CRC)</text:span></text:p>
              </text:list-item>
              <text:list-item>
                <text:p text:style-name="P18"><text:span text:style-name="T7">127 bytes (</text:span><text:span text:style-name="T7">전체</text:span><text:span text:style-name="T7">) - 25 bytes (</text:span><text:span text:style-name="T7">헤더 및 </text:span><text:span text:style-name="T7">CRC) ≈ 102 bytes (</text:span><text:span text:style-name="T7">실제 사용 가능한 </text:span><text:span text:style-name="T7">payload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UWB_units=μs×499.2×128=μs×63873.6</text:p>
              </text:list-item>
            </text:list>
          </draw:text-box>
        </draw:frame>
        <draw:frame draw:style-name="gr13" draw:text-style-name="P5" draw:layer="layout" svg:width="22.78cm" svg:height="7.593cm" svg:x="1.985cm" svg:y="6.35cm">
          <draw:image xlink:href="Pictures/100000010000035D0000011FCB51625D951E7F8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WM1004C 모듈의 핀맵에는 SYNC 핀이 명시되어 있습니다. 이 핀은 내부적으로는 DW1000 칩의 GPIO7에 해당하며, 기본적으로 동기화(SYNC) 입력 기능을 수행하도록 설정되어 있습니다.</text:p>
              </text:list-item>
              <text:list-item>
                <text:p>docs.ai-thinker.com</text:p>
              </text:list-item>
              <text:list-item>
                <text:p/>
              </text:list-item>
              <text:list-item>
                <text:p>그러나 DWM1004C 모듈은 주로 TDoA(Tag) 방식의 위치 추적 시스템에서 태그로 사용되도록 설계되었기 때문에, 일반적인 사용 시에는 SYNC 핀을 활용하지 않습니다. 이 핀은 특정한 고급 기능이나 실험적인 설정에서만 사용되며, 대부분의 응용에서는 필요하지 않습니다.</text:p>
              </text:list-item>
              <text:list-item>
                <text:p/>
              </text:list-item>
              <text:list-item>
                <text:p>또한, Qorvo의 기술 포럼에서는 DWM1000, DWM1001, DWM1004 모듈 모두 38.4 MHz 클럭 신호를 외부로 출력하지 않으며, 외부 클럭을 입력하려면 모듈을 전기적으로 수정해야 한다고 언급되어 있습니다. </text:p>
              </text:list-item>
              <text:list-item>
                <text:p>Qorvo Tech Forum</text:p>
              </text:list-item>
              <text:list-item>
                <text:p/>
              </text:list-item>
              <text:list-item>
                <text:p>따라서, <text:span text:style-name="T9">SYNC </text:span><text:span text:style-name="T9">핀은 핀맵에 존재하지만</text:span><text:span text:style-name="T9">, </text:span><text:span text:style-name="T9">일반적인 사용에서는 필요하지 않으며</text:span><text:span text:style-name="T9">, </text:span><text:span text:style-name="T9">활용하려면 하드웨어 </text:span><text:span text:style-name="T9">및 펌웨어 수준에서 추가적인 구성이 필요합니다</text:span><text:span text:style-name="T9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0000" draw:marker-start-width="0.2cm" draw:marker-start-center="false" draw:marker-end-width="0.2cm" draw:marker-end-center="false" draw:fill="solid" draw:fill-color="#ff400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4-11T13:21:44.650065702</meta:creation-date>
    <dc:date>2025-05-20T14:42:24.710691289</dc:date>
    <meta:editing-duration>PT16H5M8S</meta:editing-duration>
    <meta:editing-cycles>23</meta:editing-cycles>
    <meta:generator>LibreOffice/7.3.7.2$Linux_X86_64 LibreOffice_project/30$Build-2</meta:generator>
    <meta:document-statistic meta:object-count="108"/>
  </office:meta>
</office:document-meta>
</file>